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Chapter One</text:p>
      <text:p text:style-name="P8"/>
      <text:p text:style-name="P8"><text:s text:c="5"/>Evening had come to the small, one stoplight, town of Overdone. The bars were bright with patrons, their neon lights pulsing inviting visitors to come from all over. Inside the bar, games were being played. Poker, Blackjack, Solitaire. Whatever a fella could find they got.</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moon. The clouds in the sky turned a bright rosy peach color. They were beautiful.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drones. But this time around, one of the drones had a tracking device that it stung Jessica with.</text:span></text:p>
      <text:p text:style-name="P29"><text:soft-page-break/><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positions he enjoyed. Yeah things no one really should ever know.</text:span></text:p>
      <text:p text:style-name="P30"><text:soft-page-break/><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help serving the drinks. Do you have a whereabouts on them all evening?”</text:span></text:p>
      <text:p text:style-name="P30"><text:soft-page-break/><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 text:c="5"/><text:span text:style-name="T96">The waitress nodded. “Alright.” She took her hand off Calypso’s shoulder. “Just know I’m watching you two.”</text:span></text:p>
      <text:p text:style-name="P30"><text:soft-page-break/><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 text:c="5"/><text:span text:style-name="T99">Calypso shook her head. “Not if I get my man in the end it doesn’t.” She said. “Give it some thought. You know where I’ll be.” She finished her drink and got up and left.</text:span></text:p>
      <text:p text:style-name="P30"><text:soft-page-break/><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text:soft-page-break/></text:p>
      <text:p text:style-name="P33">Chapter <text:span text:style-name="T102">Ten</text:span></text:p>
      <text:p text:style-name="P33"/>
      <text:p text:style-name="P33"><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3"><text:s text:c="5"/><text:span text:style-name="T103">The bartender whistled and a woman of the night came downstairs. She ushered Eugene away to her room where they would get down to business. Well business for her, pleasure for him.</text:span></text:p>
      <text:p text:style-name="P33"><text:s text:c="5"/><text:span text:style-name="T104">Calypso entered the bar and put her firearm in a locker. She walked up to the bartender. “The usual.” She said.</text:span></text:p>
      <text:p text:style-name="P33"><text:s text:c="5"/><text:span text:style-name="T104">The bartender nodded. “Scotch neat. Coming right up.”</text:span></text:p>
      <text:p text:style-name="P33"><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3"><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3"><text:s text:c="5"/>“<text:span text:style-name="T105">Barkeep, I don’t even know your name.” Calypso said. “Is that odd?”</text:span></text:p>
      <text:p text:style-name="P33"><text:s text:c="5"/><text:span text:style-name="T105">The bartender shook his head. “Most people don’t care. They come in and dump all their problems and drama going on in their lives, they don’t care what my name is.” He smiled. “Besides wouldn’t you rather have another drink than worry about what my name is?”</text:span></text:p>
      <text:p text:style-name="P33"><text:soft-page-break/><text:s text:c="5"/><text:span text:style-name="T105">Calypso nodded. “Yep, that would sound good about now. Give me another, make it a double.” She said.</text:span></text:p>
      <text:p text:style-name="P33"><text:s text:c="5"/>“<text:span text:style-name="T105">Coming right up.” The bartender said.</text:span></text:p>
      <text:p text:style-name="P33"><text:s text:c="5"/><text:span text:style-name="T105">Upstairs, Eugene was having the best night of his life. The girl’s name was Rita and she was doing things he never would have thought were possible. It wasn’t everyday he came across such a lady.</text:span></text:p>
      <text:p text:style-name="P33"><text:s text:c="5"/>“<text:span text:style-name="T105">You would have liked Lucy.” Eugene said. “I bet you two would have gotten along really good.”</text:span></text:p>
      <text:p text:style-name="P33"><text:s text:c="5"/><text:span text:style-name="T105">The woman stopped performing on Eugene and looked at him. “Who’s Lucy?”</text:span></text:p>
      <text:p text:style-name="P33"><text:s text:c="5"/><text:span text:style-name="T105">Eugene looked at her. “Someone I lost.” He said. “I found her, she was dead.”</text:span></text:p>
      <text:p text:style-name="P33"><text:s text:c="5"/><text:span text:style-name="T105">The woman nodded, “Oh yes the dead girl. That was tragic.” She said. “</text:span><text:span text:style-name="T106">I think we’re done here.” She said getting dressed.</text:span></text:p>
      <text:p text:style-name="P33"><text:s text:c="5"/><text:span text:style-name="T106">Eugene got dressed as well and headed downstairs. He ran into Calypso, she was getting plastered.</text:span></text:p>
      <text:p text:style-name="P33"><text:s text:c="5"/>“<text:span text:style-name="T106">Boss, you okay there?” He asked.</text:span></text:p>
      <text:p text:style-name="P33"><text:s text:c="5"/><text:span text:style-name="T106">Calypso smiled. “Oh I’m better than okay, come have a drink with me.” She said.</text:span></text:p>
      <text:p text:style-name="P33"><text:s text:c="5"/><text:span text:style-name="T106">Eugene sat down next to Calypso and smiled. “Alright.” He said.</text:span></text:p>
      <text:p text:style-name="P33"><text:s text:c="5"/><text:span text:style-name="T106">The bartender looked at Eugene. “Have a good time?” He asked.</text:span></text:p>
      <text:p text:style-name="P33"><text:s text:c="5"/><text:span text:style-name="T106">Eugene nodded. “Yes sir, thanks for the tip.” He said.</text:span></text:p>
      <text:p text:style-name="P33"><text:s text:c="5"/><text:span text:style-name="T106">Calypso looked annoyed at the thought of her agent getting it on with some street urchin. But she would let it pass. </text:span><text:span text:style-name="T107">They had decided to let the night be a night of fun after all.</text:span></text:p>
      <text:p text:style-name="P33"><text:s text:c="5"/>“<text:span text:style-name="T109">What’ll it be?” The bartender asked Eugene.</text:span></text:p>
      <text:p text:style-name="P33"><text:soft-page-break/><text:s text:c="5"/>“<text:span text:style-name="T108">Whiskey please.” Eugene looked at the bartender and smiled.</text:span></text:p>
      <text:p text:style-name="P33"><text:s text:c="5"/>“<text:span text:style-name="T108">Whiskey it is.” The bartender said.</text:span></text:p>
      <text:p text:style-name="P33"><text:s text:c="5"/>“<text:span text:style-name="T108">Find out anything of use?” Calypso asked.</text:span></text:p>
      <text:p text:style-name="P33"><text:s text:c="5"/><text:span text:style-name="T108">Eugene shook his head. “At the mere mention of her name, the session was over.” He said.</text:span></text:p>
      <text:p text:style-name="P33"><text:s text:c="5"/>“<text:span text:style-name="T110">That’s odd.” Calypso said. “I’ve been trying to get information out of the bartender but he’s been stiff lipped ever since I walked in here.”</text:span></text:p>
      <text:p text:style-name="P33"><text:s text:c="5"/>“<text:span text:style-name="T110">I can hear you, you know.” The bartender said. “You might want to speak a little louder, I don’t think the people on the other side of the saloon heard you though.”</text:span></text:p>
      <text:p text:style-name="P33"><text:s text:c="5"/><text:span text:style-name="T110">Calypso smiled. “Right. You can hear me. Good to know.” She said taking a sip of her drink.</text:span></text:p>
      <text:p text:style-name="P33"><text:s text:c="5"/><text:span text:style-name="T110">Eugene smiled at the bartender. “Do you get many law folk coming through town?”</text:span></text:p>
      <text:p text:style-name="P33"><text:s text:c="5"/><text:span text:style-name="T110">The bartender shook his head. “No sir, you two are my first this year.”</text:span></text:p>
      <text:p text:style-name="P33"><text:s text:c="5"/><text:span text:style-name="T111">Being August, that wasn’t much of anything. Eugene thought about it for a bit and then let it go.</text:span></text:p>
      <text:p text:style-name="P33"><text:s text:c="5"/>“<text:span text:style-name="T111">Look, I’m sorry you can’t find your guy.” The bartender said. “Does that mean you’ll be leaving our town soon?”</text:span></text:p>
      <text:p text:style-name="P33"><text:s text:c="5"/><text:span text:style-name="T111">Calypso smiled at the bartender. “I’m not sure.” She said. “There are still more avenues to explore. People to talk to. That sort of thing.”</text:span></text:p>
      <text:p text:style-name="P33"><text:s text:c="5"/><text:span text:style-name="T111">The bartender nodded. “Yeah but they won’t talk to lawmen such as yourself.” He said. “They don’t trust you.”</text:span></text:p>
      <text:p text:style-name="P33"><text:s text:c="5"/><text:span text:style-name="T111">Eugene nodded. “Makes sense.” He sai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122</meta:editing-cycles>
    <meta:generator>LibreOffice/7.4.1.2$Windows_X86_64 LibreOffice_project/3c58a8f3a960df8bc8fd77b461821e42c061c5f0</meta:generator>
    <dc:date>2022-10-18T13:51:18.159000000</dc:date>
    <meta:editing-duration>PT5H14M14S</meta:editing-duration>
    <meta:document-statistic meta:table-count="0" meta:image-count="0" meta:object-count="0" meta:page-count="40" meta:paragraph-count="378" meta:word-count="11023" meta:character-count="61685" meta:non-whitespace-character-count="49197"/>
  </office:meta>
</office:document-meta>
</file>